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5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dylanjtastet Team name: gitouttahere Today's date: 10/12/2016</text:p>
      <text:h text:style-name="Heading_20_1" text:outline-level="1">What tools have you we worked with so far in this class?</text:h>
      <text:list text:style-name="L2">
        <text:list-item>
          <text:p text:style-name="P2">git</text:p>
        </text:list-item>
        <text:list-item>
          <text:p text:style-name="P2">github</text:p>
        </text:list-item>
        <text:list-item>
          <text:p text:style-name="P2">html</text:p>
        </text:list-item>
        <text:list-item>
          <text:p text:style-name="P2">css</text:p>
        </text:list-item>
        <text:list-item>
          <text:p text:style-name="P2">unix Shell</text:p>
        </text:list-item>
        <text:list-item>
          <text:p text:style-name="P2">jekyll</text:p>
        </text:list-item>
        <text:list-item>
          <text:p text:style-name="P2">c9</text:p>
        </text:list-item>
        <text:list-item>
          <text:p text:style-name="P2">pandoc</text:p>
        </text:list-item>
        <text:list-item>
          <text:p text:style-name="P2">markdown</text:p>
        </text:list-item>
      </text:list>
      <text:h text:style-name="Heading_20_2" text:outline-level="2">Which have you found most potentially useful?</text:h>
      <text:list text:style-name="L3">
        <text:list-item>
          <text:p text:style-name="P3">Unix</text:p>
        </text:list-item>
        <text:list-item>
          <text:p text:style-name="P3">Git</text:p>
        </text:list-item>
      </text:list>
      <text:h text:style-name="Heading_20_3" text:outline-level="3">Why?</text:h>
      <text:p text:style-name="First_20_paragraph">I use <text:span text:style-name="T3">Unix</text:span> commands heavily in my computer science classes, and <text:span text:style-name="T4">Git</text:span> lets me <text:span text:style-name="T5">version</text:span><text:span text:style-name="T6"> </text:span><text:span text:style-name="T7">control</text:span> my assignments so I don't brick them.</text:p>
      <text:h text:style-name="Heading_20_1" text:outline-level="1">What tools have been the most difficult to learn?</text:h>
      <text:list text:style-name="L4">
        <text:list-item>
          <text:p text:style-name="P4">CSS</text:p>
        </text:list-item>
        <text:list-item>
          <text:p text:style-name="P4">HTML</text:p>
        </text:list-item>
        <text:list-item>
          <text:p text:style-name="P4">Git</text:p>
        </text:list-item>
      </text:list>
      <text:h text:style-name="Heading_20_2" text:outline-level="2">Why have they been particularly difficult to learn and use?</text:h>
      <text:p text:style-name="First_20_paragraph"><text:span text:style-name="T8">CSS</text:span> and <text:span text:style-name="T9">HTML</text:span> were difficult to learn because there are a lot of tags to memorize in their <text:span text:style-name="T10">schemas</text:span>. <text:span text:style-name="T11">Git</text:span> was challenging to learn because it can cause a lot of crazy <text:span text:style-name="T12">side</text:span><text:span text:style-name="T13"> </text:span><text:span text:style-name="T14">effects</text:span> if commands aren't formatted correctly.</text:p>
      <text:h text:style-name="Heading_20_1" text:outline-level="1">What tools would you like to learn more about?</text:h>
      <text:p text:style-name="First_20_paragraph">I would like to learn about <text:span text:style-name="T15">Javascript</text:span> and other <text:span text:style-name="T16">web</text:span><text:span text:style-name="T17"> </text:span><text:span text:style-name="T18">programming</text:span> tools so that I can build interactive web pages.</text:p>
      <text:p text:style-name="Horizontal_20_Line"/>
      <text:p text:style-name="First_20_paragraph"><text:span text:style-name="T19">When</text:span><text:span text:style-name="T20"> </text:span><text:span text:style-name="T21">you</text:span><text:span text:style-name="T22"> </text:span><text:span text:style-name="T23">are</text:span><text:span text:style-name="T24"> </text:span><text:span text:style-name="T25">finished</text:span><text:span text:style-name="T26"> </text:span><text:span text:style-name="T27">with</text:span><text:span text:style-name="T28"> </text:span><text:span text:style-name="T29">the</text:span><text:span text:style-name="T30"> </text:span><text:span text:style-name="T31">questions</text:span><text:span text:style-name="T32"> </text:span><text:span text:style-name="T33">in</text:span><text:span text:style-name="T34"> </text:span><text:span text:style-name="T35">file:</text:span></text:p>
      <text:list text:style-name="L5">
        <text:list-item>
          <text:p text:style-name="P5">I want you to change the name of the file to your GitHub username.</text:p>
        </text:list-item>
        <text:list-item>
          <text:p text:style-name="P5">You will then work as a group to convert the file to HTML, DOCX, and ODT formats, per the instructions in class.</text:p>
        </text:list-item>
        <text:list-item>
          <text:p text:style-name="P5">Then I want you to add, commit, and push your changes.</text:p>
        </text:list-item>
        <text:list-item>
          <text:p text:style-name="P5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